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17c1769" officeooo:paragraph-rsid="017c1769" style:font-name-asian="Nimbus Mono L" style:font-size-asian="13pt" style:font-style-asian="normal" style:font-name-complex="Liberation Mono" style:font-size-complex="13pt" style:font-style-complex="normal"/>
    </style:style>
    <style:style style:name="P3" style:family="paragraph" style:parent-style-name="Preformatted_20_Text">
      <style:paragraph-properties fo:text-align="center" style:justify-single-word="false"/>
      <style:text-properties officeooo:paragraph-rsid="00083d4b"/>
    </style:style>
    <style:style style:name="P4"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5"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6"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7"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8"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9" style:family="paragraph" style:parent-style-name="Preformatted_20_Text">
      <style:text-properties fo:font-size="13pt" officeooo:paragraph-rsid="01a9d248" style:font-size-asian="13pt" style:font-size-complex="13pt"/>
    </style:style>
    <style:style style:name="P10" style:family="paragraph" style:parent-style-name="Text_20_body">
      <loext:graphic-properties draw:fill-hatch-name="hatch"/>
      <style:paragraph-properties fo:margin-top="0.101cm" fo:margin-bottom="0.499cm" style:contextual-spacing="false" fo:line-height="115%" fo:text-align="center" style:justify-single-word="false"/>
      <style:text-properties fo:font-size="14pt" officeooo:rsid="0048b50d" officeooo:paragraph-rsid="019a38b8" style:font-size-asian="14pt" style:font-size-complex="14pt" loext:padding="0cm" loext:border="none"/>
    </style:style>
    <style:style style:name="P11" style:family="paragraph" style:parent-style-name="Text_20_body">
      <loext:graphic-properties draw:fill-hatch-name="hatch"/>
      <style:paragraph-properties fo:margin-top="0.101cm" fo:margin-bottom="0.499cm" style:contextual-spacing="false" fo:line-height="115%" fo:break-before="page"/>
      <style:text-properties fo:font-size="14pt" officeooo:rsid="0042820b" officeooo:paragraph-rsid="019a38b8" style:font-size-asian="14pt" style:font-size-complex="14pt"/>
    </style:style>
    <style:style style:name="P12"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19a38b8" style:font-size-asian="14pt" style:font-size-complex="14pt"/>
    </style:style>
    <style:style style:name="P13" style:family="paragraph" style:parent-style-name="Standard">
      <loext:graphic-properties draw:fill="none"/>
      <style:paragraph-properties fo:margin-left="0cm" fo:margin-right="0cm" fo:margin-top="0cm" fo:margin-bottom="0cm" style:contextual-spacing="false" fo:text-indent="0cm" style:auto-text-indent="false" fo:background-color="transparent"/>
      <style:text-properties fo:font-variant="normal" fo:text-transform="none" fo:color="#000000" loext:opacity="100%" style:font-name="Liberation Serif" fo:font-size="11pt" fo:letter-spacing="normal" fo:font-style="italic" fo:font-weight="normal" officeooo:rsid="01850b61" officeooo:paragraph-rsid="01809418" style:font-size-asian="11pt" style:font-style-asian="italic" style:font-size-complex="11pt" style:font-style-complex="italic"/>
    </style:style>
    <style:style style:name="P14"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a152f5" officeooo:paragraph-rsid="01a152f5" style:font-name-asian="Nimbus Mono L" style:font-size-asian="12pt" style:font-style-asian="italic" style:font-weight-asian="bold" style:font-name-complex="Liberation Mono" style:font-size-complex="12pt" style:font-style-complex="italic" style:font-weight-complex="bold"/>
    </style:style>
    <style:style style:name="P15" style:family="paragraph" style:parent-style-name="Preformatted_20_Text">
      <style:text-properties style:font-name="Liberation Sans" fo:font-size="13pt" fo:font-style="normal" style:text-underline-style="none" officeooo:rsid="01a54be6" officeooo:paragraph-rsid="01a9d248" fo:background-color="transparent" style:font-name-asian="Nimbus Mono L" style:font-size-asian="13pt" style:font-style-asian="normal" style:font-name-complex="Liberation Mono" style:font-size-complex="13pt" style:font-style-complex="normal"/>
    </style:style>
    <style:style style:name="P16" style:family="paragraph" style:parent-style-name="Preformatted_20_Text">
      <style:text-properties style:font-name="Liberation Sans" fo:font-size="13pt" fo:font-style="normal" style:text-underline-style="none" officeooo:rsid="01a2f98b" officeooo:paragraph-rsid="01b1486d" style:font-name-asian="Nimbus Mono L" style:font-size-asian="13pt" style:font-style-asian="normal" style:font-name-complex="Liberation Mono" style:font-size-complex="13pt" style:font-style-complex="normal"/>
    </style:style>
    <style:style style:name="P17" style:family="paragraph" style:parent-style-name="Preformatted_20_Text">
      <style:text-properties style:font-name="Liberation Sans" fo:font-size="13pt" fo:font-style="normal" style:text-underline-style="none" officeooo:rsid="0181e0c6" officeooo:paragraph-rsid="019615ac" style:font-name-asian="Nimbus Mono L" style:font-size-asian="13pt" style:font-style-asian="normal" style:font-name-complex="Liberation Mono" style:font-size-complex="13pt" style:font-style-complex="normal"/>
    </style:style>
    <style:style style:name="P18" style:family="paragraph" style:parent-style-name="Preformatted_20_Text">
      <style:text-properties style:font-name="Liberation Sans" fo:font-size="13pt" fo:font-style="normal" style:text-underline-style="none" officeooo:rsid="0181e0c6" officeooo:paragraph-rsid="019c4d0e" style:font-name-asian="Nimbus Mono L" style:font-size-asian="13pt" style:font-style-asian="normal" style:font-name-complex="Liberation Mono" style:font-size-complex="13pt" style:font-style-complex="normal"/>
    </style:style>
    <style:style style:name="P19" style:family="paragraph" style:parent-style-name="Preformatted_20_Text">
      <style:text-properties fo:font-size="13pt" officeooo:paragraph-rsid="01afb070" style:font-size-asian="13pt" style:font-size-complex="13pt"/>
    </style:style>
    <style:style style:name="P20" style:family="paragraph" style:parent-style-name="Preformatted_20_Text">
      <style:text-properties fo:font-size="13pt" officeooo:rsid="01afb070" officeooo:paragraph-rsid="01afb070" style:font-size-asian="13pt" style:font-size-complex="13pt"/>
    </style:style>
    <style:style style:name="P21" style:family="paragraph" style:parent-style-name="Preformatted_20_Text">
      <style:text-properties fo:font-size="13pt" officeooo:rsid="01b3d6be" officeooo:paragraph-rsid="01b3d6be" style:font-size-asian="13pt" style:font-size-complex="13pt"/>
    </style:style>
    <style:style style:name="P22"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a69428" style:font-size-asian="11pt" style:font-style-asian="italic" style:font-size-complex="11pt" style:font-style-complex="italic"/>
    </style:style>
    <style:style style:name="P23"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fo:font-variant="normal" fo:text-transform="none" fo:color="#000000" loext:opacity="100%" style:font-name="Liberation Serif" fo:font-size="11pt" fo:letter-spacing="normal" fo:font-style="italic" fo:font-weight="normal" officeooo:rsid="01850b61" officeooo:paragraph-rsid="01a69428" style:font-size-asian="11pt" style:font-style-asian="italic" style:font-size-complex="11pt" style:font-style-complex="italic"/>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17a1bb5"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1a58ba4" style:font-name-asian="Nimbus Mono L" style:font-size-asian="16pt" style:font-weight-asian="bold" style:font-name-complex="Liberation Mono" style:font-size-complex="16pt" style:font-weight-complex="bold"/>
    </style:style>
    <style:style style:name="T6" style:family="text">
      <style:text-properties style:font-name="Liberation Sans" fo:font-size="16pt" fo:font-weight="bold" officeooo:rsid="01ac98cb" style:font-name-asian="Nimbus Mono L" style:font-size-asian="16pt" style:font-weight-asian="bold" style:font-name-complex="Liberation Mono" style:font-size-complex="16pt" style:font-weight-complex="bold"/>
    </style:style>
    <style:style style:name="T7" style:family="text">
      <style:text-properties style:font-name="Liberation Sans" fo:font-style="normal" style:text-underline-style="none" style:font-name-asian="Nimbus Mono L" style:font-style-asian="normal" style:font-name-complex="Liberation Mono" style:font-style-complex="normal"/>
    </style:style>
    <style:style style:name="T8"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7c1769"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95dfa1"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9b6ba7"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a152f5"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a69428"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a8059e"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aef9bd"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afb070" style:font-name-asian="Nimbus Mono L" style:font-style-asian="normal" style:font-name-complex="Liberation Mono" style:font-style-complex="normal"/>
    </style:style>
    <style:style style:name="T21" style:family="text">
      <style:text-properties style:font-name="Liberation Sans" fo:font-style="normal" style:text-underline-style="none"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14f39d6"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18b6182"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18c8cd3"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1975faa"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30" style:family="text">
      <style:text-properties style:font-name="Liberation Sans" fo:font-style="normal" style:text-underline-style="none" officeooo:rsid="01a54be6"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a567d4"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a9d248"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1ac8c30" fo:background-color="transparent" loext:char-shading-value="0" style:font-name-asian="Nimbus Mono L" style:font-style-asian="normal" style:font-name-complex="Liberation Mono" style:font-style-complex="normal"/>
    </style:style>
    <style:style style:name="T34" style:family="text">
      <style:text-properties style:font-name="Liberation Sans" fo:font-style="normal" style:text-underline-style="none" officeooo:rsid="01b3d6be" fo:background-color="transparent" loext:char-shading-value="0" style:font-name-asian="Nimbus Mono L" style:font-style-asian="normal" style:font-name-complex="Liberation Mono" style:font-style-complex="normal"/>
    </style:style>
    <style:style style:name="T35"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36" style:family="text">
      <style:text-properties style:font-name="Liberation Sans" fo:font-style="normal" style:text-underline-style="none" officeooo:rsid="00e307b6" fo:background-color="transparent" loext:char-shading-value="0" style:font-style-asian="normal" style:font-style-complex="normal"/>
    </style:style>
    <style:style style:name="T37" style:family="text">
      <style:text-properties style:font-name="Liberation Sans" fo:font-style="normal" style:text-underline-style="none" officeooo:rsid="00083d4b" fo:background-color="transparent" loext:char-shading-value="0" style:font-style-asian="normal" style:font-style-complex="normal"/>
    </style:style>
    <style:style style:name="T38" style:family="text">
      <style:text-properties style:font-name="Liberation Sans" fo:font-style="normal" style:text-underline-style="none" officeooo:rsid="0123a160" fo:background-color="transparent" loext:char-shading-value="0" style:font-style-asian="normal" style:font-style-complex="normal"/>
    </style:style>
    <style:style style:name="T39" style:family="text">
      <style:text-properties style:font-name="Liberation Sans" fo:font-style="normal" style:text-underline-style="none" officeooo:rsid="013c55a1" fo:background-color="transparent" loext:char-shading-value="0" style:font-style-asian="normal" style:font-style-complex="normal"/>
    </style:style>
    <style:style style:name="T40" style:family="text">
      <style:text-properties style:font-name="Liberation Sans" fo:font-style="normal" style:text-underline-style="none" officeooo:rsid="014f39d6" fo:background-color="transparent" loext:char-shading-value="0" style:font-style-asian="normal" style:font-style-complex="normal"/>
    </style:style>
    <style:style style:name="T41" style:family="text">
      <style:text-properties fo:font-weight="bold" style:font-weight-asian="bold" style:font-weight-complex="bold"/>
    </style:style>
    <style:style style:name="T42" style:family="text">
      <style:text-properties fo:font-weight="bold" officeooo:rsid="000dd66a" style:font-weight-asian="bold" style:font-weight-complex="bold"/>
    </style:style>
    <style:style style:name="T43" style:family="text">
      <style:text-properties fo:font-weight="bold" officeooo:rsid="0160cefc" style:font-weight-asian="bold" style:font-weight-complex="bold"/>
    </style:style>
    <style:style style:name="T44" style:family="text">
      <style:text-properties officeooo:rsid="0193b9d9"/>
    </style:style>
    <style:style style:name="T45" style:family="text">
      <style:text-properties officeooo:rsid="0195e979"/>
    </style:style>
    <style:style style:name="T46" style:family="text">
      <style:text-properties officeooo:rsid="019615ac"/>
    </style:style>
    <style:style style:name="T47" style:family="text">
      <style:text-properties officeooo:rsid="0048b50d"/>
    </style:style>
    <style:style style:name="T48" style:family="text">
      <style:text-properties officeooo:rsid="019e4a2a"/>
    </style:style>
    <style:style style:name="T49" style:family="text">
      <style:text-properties officeooo:rsid="01a34f83"/>
    </style:style>
    <style:style style:name="T50" style:family="text">
      <style:text-properties officeooo:rsid="01a54be6"/>
    </style:style>
    <style:style style:name="T51" style:family="text">
      <style:text-properties officeooo:rsid="01a8059e"/>
    </style:style>
    <style:style style:name="T52" style:family="text">
      <style:text-properties officeooo:rsid="01a9d248"/>
    </style:style>
    <style:style style:name="T53" style:family="text">
      <style:text-properties officeooo:rsid="01ae7bc2"/>
    </style:style>
    <style:style style:name="T54" style:family="text">
      <style:text-properties officeooo:rsid="01b1486d"/>
    </style:style>
    <style:style style:name="T55" style:family="text">
      <style:text-properties officeooo:rsid="01b21f61"/>
    </style:style>
    <style:style style:name="T56" style:family="text">
      <style:text-properties officeooo:rsid="01b550b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3"><text:span text:style-name="T6">21st</text:span><text:span text:style-name="T4"> </text:span><text:span text:style-name="T5">Ju</text:span><text:span text:style-name="T6">ly</text:span><text:span text:style-name="T1"> 20</text:span><text:span text:style-name="T2">2</text:span><text:span text:style-name="T3">4</text:span></text:p>
      <text:p text:style-name="P14">Psalm 33:18-20, 22</text:p>
      <text:p text:style-name="P22">Behold, the eye of the Lord is on those who fear <text:span text:style-name="T53">H</text:span>im, on those who hope in <text:span text:style-name="T53">H</text:span>is steadfast love, that <text:span text:style-name="T53">H</text:span>e may deliver their soul from death and keep them alive in famine.<text:line-break/>Our soul waits for the Lord; <text:span text:style-name="T53">H</text:span>e is our help and our shield.</text:p>
      <text:p text:style-name="P23">Let <text:span text:style-name="T53">Y</text:span>our steadfast love, O Lord, be upon us, even as we hope in <text:span text:style-name="T53">Y</text:span>ou.</text:p>
      <text:p text:style-name="P13"/>
      <text:p text:style-name="P4">Thanks to God</text:p>
      <text:p text:style-name="P19"><text:span text:style-name="T11">O </text:span><text:span text:style-name="T13">L</text:span><text:span text:style-name="T9">o</text:span><text:span text:style-name="T13">r</text:span><text:span text:style-name="T9">d,</text:span><text:span text:style-name="T8"> </text:span><text:span text:style-name="T10">we </text:span><text:span text:style-name="T16">giv</text:span><text:span text:style-name="T14">e You</text:span><text:span text:style-name="T13"> </text:span><text:span text:style-name="T16">thanks </text:span><text:span text:style-name="T13">today</text:span><text:span text:style-name="T12">, </text:span><text:span text:style-name="T19">apply</text:span><text:span text:style-name="T15">ing the words of </text:span><text:span text:style-name="T19">David to our present situation</text:span><text:span text:style-name="T17">, as we </text:span><text:span text:style-name="T20">put our trust</text:span><text:span text:style-name="T17"> in Jesus, the Son of God</text:span><text:span text:style-name="T15">.</text:span></text:p>
      <text:p text:style-name="P19"><text:span text:style-name="T17"/></text:p>
      <text:p text:style-name="P19"><text:span text:style-name="T18">Today Your church </text:span><text:span text:style-name="T20">appears small,</text:span><text:span text:style-name="T18"> fac</text:span><text:span text:style-name="T20">ing</text:span><text:span text:style-name="T18"> a </text:span><text:span text:style-name="T20">large </text:span><text:span text:style-name="T18">world hostile to the Truth, and </text:span><text:span text:style-name="T20">we see a famine</text:span><text:span text:style-name="T18">, </text:span><text:span text:style-name="T20">not of food, but of the Word of Life</text:span><text:span text:style-name="T18">. But we thank You that Jesus </text:span><text:span text:style-name="T20">is the Living Word, the Bread of Life, Who came down from heaven, to live as we live, yet remaining without sin.</text:span></text:p>
      <text:p text:style-name="P19"><text:span text:style-name="T20"/></text:p>
      <text:p text:style-name="P20"><text:span text:style-name="T20">W</text:span><text:span text:style-name="T7">e thank You that He took the judgment that we deserved for our sin against You, paid the penalty that we could not pay, and rose again to give is His righteousness, His endless life and His Name, so that we can call ourselves “Christians” without embarrassment.</text:span></text:p>
      <text:p text:style-name="P2"/>
      <text:p text:style-name="P6"><text:span text:style-name="T41">The Wide World...</text:span><text:span text:style-name="T42"> a</text:span><text:span text:style-name="T41">nd the </text:span><text:span text:style-name="T43">W</text:span><text:span text:style-name="T41">ider Church</text:span></text:p>
      <text:p text:style-name="P16">We pray for <text:span text:style-name="T51">this</text:span> <text:span text:style-name="T49">world where we </text:span><text:span text:style-name="T51">see</text:span><text:span text:style-name="T49"> forces at work </text:span><text:span text:style-name="T54">not only </text:span><text:span text:style-name="T49">creating division </text:span><text:span text:style-name="T54">but attempting to assassinate political candidates, </text:span><text:span text:style-name="T49">instead of </text:span><text:span text:style-name="T54">voting </text:span><text:span text:style-name="T55">against them</text:span><text:span text:style-name="T49">. </text:span><text:span text:style-name="T54">We pray that such vi</text:span><text:span text:style-name="T55">o</text:span><text:span text:style-name="T54">lence is not copied here, but that public issues may be debated respectfully and </text:span><text:span text:style-name="T55">peacefully.</text:span></text:p>
      <text:p text:style-name="P18"/>
      <text:p text:style-name="P17"><text:span text:style-name="T44">We </text:span><text:span text:style-name="T48">again </text:span><text:span text:style-name="T45">pray</text:span><text:span text:style-name="T44"> </text:span><text:span text:style-name="T45">for our nation, our State and our communit</text:span><text:span text:style-name="T46">ies</text:span><text:span text:style-name="T45"> to turn back to You. We pray for our leaders, our governing authorities </text:span><text:span text:style-name="T48">to work </text:span><text:span text:style-name="T45">for the good of </text:span><text:span text:style-name="T50">all rather than for </text:span><text:span text:style-name="T52">factions and </text:span><text:span text:style-name="T50">special interests. </text:span><text:span text:style-name="T55">We pray especially for a restoration of Godliness, and widespread acknowledgement of Jesus as the Prince of Peace, Lord and Saviour.</text:span></text:p>
      <text:p text:style-name="P17"/>
      <text:p text:style-name="P16"><text:span text:style-name="T49">We thank You for the work of </text:span><text:span text:style-name="T55">Calvin and Ruth Mathys</text:span><text:span text:style-name="T49"> </text:span><text:span text:style-name="T55">in PNG, bringing </text:span><text:span text:style-name="T56">Ruth’s language</text:span><text:span text:style-name="T55"> skills to the task of Bible translation, and </text:span><text:span text:style-name="T56">Calvin’s engineering skills to </text:span><text:span text:style-name="T55">aircraft maintenance to bless all the remote communities where MAF flies</text:span><text:span text:style-name="T49">. We </text:span><text:span text:style-name="T55">pray also for the work of Samaritan’s Purse and the shoebox ministry of Operation Christmas Child. We pray that the cvhildren who receive shoeboxes would know the True Gift of Jesus, given by a loving Heavenly Father to redeem the world.</text:span></text:p>
      <text:p text:style-name="P16"/>
      <text:p text:style-name="P5">Ashburton</text:p>
      <text:p text:style-name="P9"><text:span text:style-name="T24">We pray for our</text:span><text:span text:style-name="T25">selves as we </text:span><text:span text:style-name="T28">seek to reach our local community</text:span><text:span text:style-name="T26"> here. </text:span><text:span text:style-name="T34">May we also share the Good News of the Giver of the True Gift, the perfect Father Who loves to see people come to salvation, and be adopted into His heavenly family.</text:span><text:span text:style-name="T30"> We have plenty of room for new people to come, to learn of the forgiveness of their sins at the Cross, and join us in worship.</text:span></text:p>
      <text:p text:style-name="P15"/>
      <text:p text:style-name="P21"><text:span text:style-name="T30">W</text:span><text:span text:style-name="T21">e thank You Lord for Mook, who has taken on so much extra this year. We pray that You would strengthen him, and protect him and Talia, Jethro, Amy and Judah, as we seek Your will for a new minister to join in Your work here.</text:span></text:p>
      <text:p text:style-name="P15"/>
      <text:p text:style-name="P9"><text:span text:style-name="T32">We pray for those among us in need of Your healing touch, thinking especially of John McKenzie, </text:span><text:span text:style-name="T35">Phil Langford</text:span><text:span text:style-name="T33"> </text:span><text:span text:style-name="T32">and Marg</text:span><text:span text:style-name="T35">aret</text:span><text:span text:style-name="T32"> Sanders. </text:span><text:span text:style-name="T27">We thank You for the strength of the bonds of fellowship, and</text:span><text:span text:style-name="T26"> </text:span><text:span text:style-name="T27">pray for our continued </text:span><text:span text:style-name="T28">witness to those around us, </text:span><text:span text:style-name="T31">both as a congregation and one by one </text:span><text:span text:style-name="T28">where we live, study, and work</text:span><text:span text:style-name="T27">.</text:span><text:span text:style-name="T23"> </text:span><text:span text:style-name="T29">In </text:span><text:span text:style-name="T22">Jesus </text:span><text:span text:style-name="T35">Precious Name</text:span><text:span text:style-name="T39">, </text:span><text:span text:style-name="T37">Amen.</text:span></text:p>
      <text:p text:style-name="P7">Our Father, Who is in heaven,<text:line-break/>hallowed be Your name;<text:line-break/>Your kingdom come;<text:line-break/>Your will be done,<text:line-break/>on earth as it is in heaven.</text:p>
      <text:p text:style-name="P8"/>
      <text:p text:style-name="P8">Give us this day our daily bread.<text:line-break/>And forgive us our trespasses,<text:line-break/>as we forgive those that trespass against us.<text:line-break/>Lead us not into temptation;<text:line-break/>but deliver us from evil.</text:p>
      <text:p text:style-name="P8"/>
      <text:p text:style-name="P8">For Yours is the kingdom,<text:line-break/>the power, and the glory,<text:line-break/>for ever and ever.<text:line-break/>Amen.</text:p>
      <text:p text:style-name="P8"/>
      <text:p text:style-name="P11">They shall not grow old, as we that are left grow old.</text:p>
      <text:p text:style-name="P12">Age shall not weary them, nor the years condemn.</text:p>
      <text:p text:style-name="P12">At the going <text:span text:style-name="T47">d</text:span>own of the sun, and in the morning, </text:p>
      <text:p text:style-name="P12">We WILL remember them.</text:p>
      <text:p text:style-name="P10">Lest We Forg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4-07-20T22:10:49.265385306</dc:date>
    <meta:editing-duration>PT15H50M38S</meta:editing-duration>
    <meta:editing-cycles>177</meta:editing-cycles>
    <meta:generator>LibreOffice/7.3.7.2$Linux_X86_64 LibreOffice_project/30$Build-2</meta:generator>
    <meta:print-date>2024-06-08T21:59:09.625322674</meta:print-date>
    <meta:document-statistic meta:table-count="0" meta:image-count="0" meta:object-count="0" meta:page-count="3" meta:paragraph-count="25" meta:word-count="687" meta:character-count="3660" meta:non-whitespace-character-count="2997"/>
  </office:meta>
</office:document-meta>
</file>